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4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579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9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7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7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7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7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8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7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7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7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Ganis, M.; Maximilien, E. M. &amp; Rivera, T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Gelbwaks, M.a &amp; Odenwelder Jr., J.D.b c</text:p>
          </table:table-cell>
          <table:table-cell table:style-name="ce7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7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7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7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7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7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9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0" office:value-type="string">
            <text:p>Large scale def.: [Fowler, 2002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8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7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7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7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7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7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7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7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7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7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6" office:value-type="string">
            <text:p>Definition on large scal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7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7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7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7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7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6" office:value-type="string">
            <text:p>Agile adoption research in general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7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7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7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Schrödl, H. &amp; Wind, 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7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7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7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7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7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7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7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n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4">
          <table:table-cell table:number-columns-repeated="1024"/>
        </table:table-row>
        <table:table-row table:style-name="ro15">
          <table:table-cell/>
          <table:table-cell table:style-name="ce6" office:value-type="string">
            <text:p>Reading list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3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2" table:number-rows-repeated="104839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4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4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4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4" table:number-rows-repeated="40">
          <table:table-cell table:number-columns-repeated="1024"/>
        </table:table-row>
        <table:table-row table:style-name="ro14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4">
          <table:table-cell table:number-columns-repeated="1024"/>
        </table:table-row>
        <table:table-row table:style-name="ro14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4" table:number-rows-repeated="1048439">
          <table:table-cell table:number-columns-repeated="1024"/>
        </table:table-row>
        <table:table-row table:style-name="ro14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18.10.2013</text:date>, <text:time>12:0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0-18T12:04:27.97</dc:date>
    <meta:editing-duration>P10DT15H29M30S</meta:editing-duration>
    <meta:editing-cycles>973</meta:editing-cycles>
    <meta:printed-by>Kim Dikert</meta:printed-by>
    <meta:print-date>2013-05-15T00:23:21</meta:print-date>
    <meta:document-statistic meta:table-count="2" meta:cell-count="2436" meta:object-count="0"/>
  </office:meta>
</office:document-meta>
</file>